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KLUG" fo:font-size="12pt" officeooo:rsid="0020b294" officeooo:paragraph-rsid="0020b294" style:font-size-asian="10.5pt" style:font-size-complex="12pt"/>
    </style:style>
    <style:style style:name="P2" style:family="paragraph" style:parent-style-name="Standard">
      <style:text-properties style:font-name="LKLUG" fo:font-size="12pt" officeooo:rsid="0022db4c" officeooo:paragraph-rsid="0022db4c" style:font-size-asian="10.5pt" style:font-size-complex="12pt"/>
    </style:style>
    <style:style style:name="P3" style:family="paragraph" style:parent-style-name="Standard">
      <style:text-properties style:font-name="LKLUG" fo:font-size="12pt" officeooo:rsid="0024cf01" officeooo:paragraph-rsid="0024cf01" style:font-size-asian="10.5pt" style:font-size-complex="12pt"/>
    </style:style>
    <style:style style:name="P4" style:family="paragraph" style:parent-style-name="Standard">
      <style:text-properties style:font-name="LKLUG" fo:font-size="12pt" officeooo:rsid="0028998c" officeooo:paragraph-rsid="0028998c" style:font-size-asian="10.5pt" style:font-size-complex="12pt"/>
    </style:style>
    <style:style style:name="P5" style:family="paragraph" style:parent-style-name="Standard">
      <style:text-properties style:font-name="LKLUG" fo:font-size="12pt" officeooo:rsid="002a8a5a" officeooo:paragraph-rsid="002a8a5a" style:font-size-asian="10.5pt" style:font-size-complex="12pt"/>
    </style:style>
    <style:style style:name="P6" style:family="paragraph" style:parent-style-name="Standard">
      <style:text-properties style:font-name="LKLUG" fo:font-size="12pt" officeooo:rsid="002b1c1e" officeooo:paragraph-rsid="002b1c1e" style:font-size-asian="10.5pt" style:font-size-complex="12pt"/>
    </style:style>
    <style:style style:name="P7" style:family="paragraph" style:parent-style-name="Standard">
      <style:text-properties style:font-name="LKLUG" fo:font-size="12pt" officeooo:rsid="002a9cb0" officeooo:paragraph-rsid="002a8a5a" style:font-size-asian="10.5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style:font-name="LKLUG" fo:font-size="12pt" officeooo:rsid="0028998c" officeooo:paragraph-rsid="0028998c" style:font-size-asian="10.5pt" style:font-size-complex="12pt"/>
    </style:style>
    <style:style style:name="P9" style:family="paragraph" style:parent-style-name="Standard">
      <style:text-properties style:font-name="LKLUG" fo:font-size="12pt" officeooo:rsid="002b1c1e" officeooo:paragraph-rsid="00324726" style:font-size-asian="10.5pt" style:font-size-complex="12pt"/>
    </style:style>
    <style:style style:name="P10" style:family="paragraph" style:parent-style-name="Standard">
      <style:text-properties style:font-name="LKLUG" fo:font-size="12pt" officeooo:rsid="0024cf01" officeooo:paragraph-rsid="0024cf01" style:font-size-asian="10.5pt" style:font-size-complex="12pt"/>
    </style:style>
    <style:style style:name="P11" style:family="paragraph" style:parent-style-name="Standard">
      <style:text-properties style:font-name="LKLUG" fo:font-size="12pt" officeooo:rsid="00341534" officeooo:paragraph-rsid="00341534" style:font-size-asian="10.5pt" style:font-size-complex="12pt"/>
    </style:style>
    <style:style style:name="T1" style:family="text">
      <style:text-properties officeooo:rsid="002b1c1e"/>
    </style:style>
    <style:style style:name="T2" style:family="text">
      <style:text-properties officeooo:rsid="0030a455"/>
    </style:style>
    <style:style style:name="T3" style:family="text">
      <style:text-properties officeooo:rsid="00324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5 step to resolve a problem</text:p>
      <text:p text:style-name="P1"/>
      <text:p text:style-name="P1"><text:span text:style-name="T1">gestion de projet: scrum</text:span> waterfall </text:p>
      <text:p text:style-name="P1"/>
      <text:p text:style-name="P2">langage vernaculaire </text:p>
      <text:p text:style-name="P2"/>
      <text:p text:style-name="P3">KPI: Key performance indicator</text:p>
      <text:p text:style-name="P3"/>
      <text:p text:style-name="P8">GANTT</text:p>
      <text:p text:style-name="P4"/>
      <text:p text:style-name="P5">absys</text:p>
      <text:p text:style-name="P5"/>
      <text:p text:style-name="P7">gatby</text:p>
      <text:p text:style-name="P5"/>
      <text:p text:style-name="P9">blogger<text:line-break/></text:p>
      <text:p text:style-name="P9"><text:span text:style-name="T3">Avoir la version unbuntu 18.04</text:span></text:p>
      <text:p text:style-name="P9"><text:line-break/><text:span text:style-name="T2">install and push on github</text:span></text:p>
      <text:p text:style-name="P3"/>
      <text:p text:style-name="P11">use blogger goo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43:39.865583352</meta:creation-date>
    <meta:generator>LibreOffice/6.0.7.3$Linux_X86_64 LibreOffice_project/00m0$Build-3</meta:generator>
    <dc:date>2019-11-13T17:30:44.555511216</dc:date>
    <meta:editing-duration>PT2H9M22S</meta:editing-duration>
    <meta:editing-cycles>5</meta:editing-cycles>
    <meta:document-statistic meta:table-count="0" meta:image-count="0" meta:object-count="0" meta:page-count="1" meta:paragraph-count="11" meta:word-count="34" meta:character-count="211" meta:non-whitespace-character-count="184"/>
  </office:meta>
</office:document-meta>
</file>